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5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5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0" draw:text-style-name="P5" draw:layer="layout" svg:width="2.483cm" svg:height="1.204cm" svg:x="2.067cm" svg:y="4.187cm">
          <draw:text-box>
            <text:p><text:span text:style-name="T1">(3, 8)</text:span></text:p>
          </draw:text-box>
        </draw:frame>
        <draw:frame draw:style-name="gr10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0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0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0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0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0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0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0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0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0:03:02.077503533</dc:date>
    <dc:creator>elucterio </dc:creator>
    <meta:editing-duration>P1DT1H20M41S</meta:editing-duration>
    <meta:editing-cycles>46</meta:editing-cycles>
    <meta:generator>LibreOffice/4.2.8.2$Linux_X86_64 LibreOffice_project/420m0$Build-2</meta:generator>
    <meta:document-statistic meta:object-count="74"/>
  </office:meta>
</office:document-meta>
</file>